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text-properties fo:color="#800000"/>
    </style:style>
    <style:style style:name="P7" style:family="paragraph" style:parent-style-name="ENS_5f_Titre_20_exercice" style:list-style-name="L1"/>
    <style:style style:name="P8" style:family="paragraph" style:parent-style-name="ENS_5f_default">
      <style:text-properties fo:font-style="normal" style:font-style-asian="normal" style:font-style-complex="normal"/>
    </style:style>
    <style:style style:name="P9" style:family="paragraph" style:parent-style-name="ENS_5f_default" style:list-style-name="L2">
      <style:text-properties fo:font-style="normal" style:font-style-asian="normal" style:font-style-complex="normal"/>
    </style:style>
    <style:style style:name="P10" style:family="paragraph" style:parent-style-name="ENS_5f_default" style:list-style-name="L6">
      <style:text-properties fo:font-style="normal" style:font-style-asian="normal" style:font-style-complex="normal"/>
    </style:style>
    <style:style style:name="P11" style:family="paragraph" style:parent-style-name="ENS_5f_default" style:list-style-name="L7">
      <style:text-properties fo:font-style="normal" style:font-style-asian="normal" style:font-style-complex="normal"/>
    </style:style>
    <style:style style:name="P12" style:family="paragraph" style:parent-style-name="ENS_5f_default" style:list-style-name="L3">
      <style:text-properties fo:color="#800000"/>
    </style:style>
    <style:style style:name="P13" style:family="paragraph" style:parent-style-name="ENS_5f_default" style:list-style-name="L4"/>
    <style:style style:name="P14" style:family="paragraph" style:parent-style-name="ENS_5f_default" style:list-style-name="L4">
      <style:text-properties style:font-name="Courier New"/>
    </style:style>
    <style:style style:name="P15" style:family="paragraph" style:parent-style-name="ENS_5f_default" style:list-style-name="L5"/>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7127811641157112211" text:style-name="L1">
        <text:list-header>
          <text:p text:style-name="P7"><text:span text:style-name="T4"><text:s/></text:span><text:span text:style-name="T5"><text:s text:c="2"/></text:span></text:p>
        </text:list-header>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5115357429132958771" text:style-name="L2">
        <text:list-item>
          <text:p text:style-name="P9">Modifiez le contenu du fichier ActiviteTest.groovy pour qu'il soit identique au contenu disponible ici : </text:p>
          <text:p text:style-name="P9"><text:a xlink:type="simple" xlink:href="https://gist.github.com/FranckSilvestre/fa383e7f09c3857693f31cda201dce02" text:style-name="Internet_20_link" text:visited-style-name="Visited_20_Internet_20_Link">https://gist.github.com/FranckSilvestre/fa383e7f09c3857693f31cda201dce02</text:a> </text:p>
        </text:list-item>
        <text:list-item>
          <text:p text:style-name="P9">Lancez les tests et constatez que certains tests ne passent plus.</text:p>
        </text:list-item>
        <text:list-item>
          <text:p text:style-name="P9">Modifiez le contenu de la classe Activite pour que les tests passent de nouveau.</text:p>
        </text:list-item>
        <text:list-item>
          <text:p text:style-name="P9">Modifiez le contenu du fichier UtilisateurTest.groovy pour qu'il soit identique au contenu disponible ici :</text:p>
          <text:p text:style-name="P9"><text:a xlink:type="simple" xlink:href="https://gist.github.com/FranckSilvestre/6369864cb40d993da04d6c62ab7634ca" text:style-name="Internet_20_link" text:visited-style-name="Visited_20_Internet_20_Link">https://gist.github.com/FranckSilvestre/6369864cb40d993da04d6c62ab7634ca</text:a></text:p>
        </text:list-item>
        <text:list-item>
          <text:p text:style-name="P9">Lancez les tests et constatez que certains tests ne passent plus.</text:p>
        </text:list-item>
        <text:list-item>
          <text:p text:style-name="P9">Modifiez le contenu de la classe Utilisateur pour expliciter la relation one-to-many de Utilisateur vers Activite de telle sorte que les tests passent de nouveau</text:p>
        </text:list-item>
        <text:list-item>
          <text:p text:style-name="P9">Modifiez le contenu du fichier ActiviteServiceITest.groovy pour qu'il soit identique au contenu disponible ici :</text:p>
          <text:p text:style-name="P9"><text:a xlink:type="simple" xlink:href="https://gist.github.com/FranckSilvestre/c76b9bae811986a2acf02f6a9c08b7cc" text:style-name="Internet_20_link" text:visited-style-name="Visited_20_Internet_20_Link">https://gist.github.com/FranckSilvestre/c76b9bae811986a2acf02f6a9c08b7cc</text:a></text:p>
        </text:list-item>
        <text:list-item>
          <text:p text:style-name="P9">Lancez les tests et constatez que certains tests ne passent plus.</text:p>
        </text:list-item>
        <text:list-item>
          <text:p text:style-name="P9">Modifiez le contenu de la classe ActiviteService de telle sorte que les tests passent de nouveau.</text:p>
        </text:list-item>
      </text:list>
      <text:p text:style-name="ENS_5f_default"/>
      <text:p text:style-name="ENS_5f_Titre_20_exercice">2 – Mise en place du Web service récupérant la liste des activités</text:p>
      <text:p text:style-name="ENS_5f_default"/>
      <text:p text:style-name="ENS_5f_default">Le web service doit s'appuyer sur le service ActiviteService ; ce dernier doit donc proposer une méthode permettant de récupérer la liste des activités stockées en base.</text:p>
      <text:list xml:id="list3878184831678612861" text:style-name="L6">
        <text:list-item>
          <text:p text:style-name="P10">Modifiez le contenu des fichiers ActiviteServiceTest et <text:s/>ActiviteServiceITest.groovy pour qu'ils soient identiques aux fichiers disponibles ici :</text:p>
          <text:p text:style-name="P10"><text:a xlink:type="simple" xlink:href="https://gist.github.com/FranckSilvestre/02279d4d72b0408a4617e6f8f52f8b9a" text:style-name="Internet_20_link" text:visited-style-name="Visited_20_Internet_20_Link">https://gist.github.com/FranckSilvestre/02279d4d72b0408a4617e6f8f52f8b9a</text:a></text:p>
          <text:p text:style-name="P10"><text:a xlink:type="simple" xlink:href="https://gist.github.com/FranckSilvestre/11efad0ba7bd60a718cbf0e148eee09e" text:style-name="Internet_20_link" text:visited-style-name="Visited_20_Internet_20_Link">https://gist.github.com/FranckSilvestre/11efad0ba7bd60a718cbf0e148eee09e</text:a></text:p>
        </text:list-item>
        <text:list-item>
          <text:p text:style-name="P10">Lancez les tests et constatez que certains tests ne passent plus.</text:p>
        </text:list-item>
        <text:list-item>
          <text:p text:style-name="P10">Modifiez le contenu de la classe ActiviteService de telle sorte que les tests passent de nouveau.</text:p>
        </text:list-item>
      </text:list>
      <text:p text:style-name="P4">Afin de disposer de quelques activités au lancement de l'application nous allons mettre en place la création de quelques utilisateur et activités au démarrage de l'application.</text:p>
      <text:list xml:id="list5060635029250820292" text:style-name="L7">
        <text:list-item>
          <text:p text:style-name="P11">Modifiez le contenu du fichier ActiviteServiceITest.groovy pour qu'il soit identique au contenu disponible ici :</text:p>
          <text:p text:style-name="P11"><text:a xlink:type="simple" xlink:href="https://gist.github.com/FranckSilvestre/24c0bde0fec1d16c402a24bccb17f904" text:style-name="Internet_20_link" text:visited-style-name="Visited_20_Internet_20_Link">https://gist.github.com/FranckSilvestre/24c0bde0fec1d16c402a24bccb17f904</text:a></text:p>
        </text:list-item>
        <text:list-item>
          <text:p text:style-name="P11"><text:soft-page-break/>Lancez les tests et constatez que certains tests ne passent plus.</text:p>
        </text:list-item>
        <text:list-item>
          <text:p text:style-name="P11">Modifiez votre projet de telle sorte que les tests passent de nouveau.</text:p>
        </text:list-item>
      </text:list>
      <text:p text:style-name="ENS_5f_default"/>
      <text:p text:style-name="ENS_5f_Titre_20_exercice">3 - Focus sur les transactions</text:p>
      <text:p text:style-name="ENS_5f_default"/>
      <text:p text:style-name="ENS_5f_default">Nous allons comparer l'exécution d'un flot de requêtes dans le contexte d'une méthode se service par rapport à un flot de requête exécuter à l'extérieur d'une méthode de service. </text:p>
      <text:list xml:id="list2925378023965008110" text:style-name="L5">
        <text:list-item>
          <text:p text:style-name="P15">Modifiez le fichier Boostrap .java de telle sorte que la méthode de création de jeu de test pour les activités soit invoquée au lancement de l'application après la création des utilisateurs.</text:p>
          <text:p text:style-name="P15">Lancez (ou relancez) <text:s/>l'application et vérifiez que 3 activités apparaissent dans la liste des activités.</text:p>
        </text:list-item>
        <text:list-item>
          <text:p text:style-name="P15">Modifiez le fichier Bootstrap.groovy de la manière suivante :</text:p>
          <text:p text:style-name="P15">- encapsulez dans un bloc try/catch le bloc de code correspondant à l'insertion de tous vos acteurs,</text:p>
          <text:p text:style-name="P15">- dans le bloc try, après la deuxième insertion d'acteur lancez une RuntimeException.</text:p>
          <text:p text:style-name="P15">Relancez l'application et constatez que 2 acteurs on été créés.</text:p>
        </text:list-item>
        <text:list-item>
          <text:p text:style-name="P15">Modifiez le contenu de la méthode createJeuTestForActivite de la classe ActiviteService de telle sorte qu'après la 2ème insertion d'activité, une RuntimeException soit lancée.</text:p>
          <text:p text:style-name="P15">Dans le fichier Bootsrap.groovy, encapsulez la ligne qui invoque la méthode <text:s/>createJeuTestForActivite dans un bloc try/catch.</text:p>
          <text:p text:style-name="P15">Relancez l'application. </text:p>
          <text:p text:style-name="P15">Combien d'activités ont été créées ? Justifiez la réponse. </text:p>
        </text:list-item>
      </text:list>
      <text:p text:style-name="P6">// TODO</text:p>
      <text:list xml:id="list4212765927406781310" text:style-name="L3">
        <text:list-item>
          <text:p text:style-name="P12">focus sur les transactions (dans 3)</text:p>
        </text:list-item>
        <text:list-item>
          <text:p text:style-name="P12">mise en place du web service qui récupère la liste des utilisateurs et les activités associés (dans 4.)</text:p>
        </text:list-item>
        <text:list-item>
          <text:p text:style-name="P12">réflexion sur le SQL généré par Hibernate (dans 4.)</text:p>
        </text:list-item>
      </text:list>
      <text:p text:style-name="ENS_5f_default"/>
      <text:p text:style-name="ENS_5f_Titre_20_exercice">3 - <text:s/>Réflexions sur le SQL généré par Hibernate</text:p>
      <text:p text:style-name="ENS_5f_default"/>
      <text:p text:style-name="ENS_5f_default">Nous allons à présent observer le Sql généré par Hibernate dans le cas de l'ajout d'une activité.</text:p>
      <text:list xml:id="list6882224531099924456" text:style-name="L4">
        <text:list-item>
          <text:p text:style-name="P13">Dans le fichier DataSource.groovy, ajoutez la ligne suivante dans les blocs « datasource » des environnements « developement » et « test » :</text:p>
          <text:p text:style-name="P14">loggingSql = true</text:p>
        </text:list-item>
        <text:list-item>
          <text:p text:style-name="P13">Relancez l'application et observez le contenu de la console : la console affiche maintenant le Sql généré par Hibernate pour chaque requête.</text:p>
        </text:list-item>
        <text:list-item>
          <text:p text:style-name="P13">Ajoutez quelques activités dans l'application et observez les requêtes générées. Vous pouvez faire un « clear » de la console à période régulière afin de pouvoir observer plus facilement le Sql pour une action particulière.<text:line-break/>Combien de requêtes son générées pour l'ajout d'une activité en base ? Des requêtes vous paraissent-elles « inutiles » ? Pouvez vous cependant expliquer leur <text:soft-page-break/>présence (on pourra chercher le type concret utilisé par Gorm/Hibernate pour stocker les activités d'un utilisateur) ? Quel morale tirer de <text:s/>ce constat ?</text:p>
        </text:list-item>
        <text:list-item>
          <text:p text:style-name="P13">En synthèse, vous êtes invités à lire (en dehors du TP) cet article de Burt Beckwith qui a été longtemps un contributeur majeur de Grails :</text:p>
          <text:p text:style-name="P13">http://burtbeckwith.com/blog/?p=1029</text:p>
        </text:list-item>
      </text:list>
      <text:p text:style-name="ENS_5f_default"/>
      <text:p text:style-name="ENS_5f_Titre_20_exercice">4 - <text:s/></text:p>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T18H38M24S</meta:editing-duration>
    <meta:editing-cycles>113</meta:editing-cycles>
    <meta:generator>OpenOffice/4.1.3$Unix OpenOffice.org_project/413m1$Build-9783</meta:generator>
    <meta:initial-creator>Franck Silvestre</meta:initial-creator>
    <dc:date>2016-10-19T12:02:21</dc:date>
    <dc:creator>Franck Silvestre</dc:creator>
    <meta:document-statistic meta:table-count="1" meta:image-count="2" meta:object-count="0" meta:page-count="3" meta:paragraph-count="57" meta:word-count="814" meta:character-count="5506"/>
  </office:meta>
</office:document-meta>
</file>